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0.735cm" loext:decorative="false"/>
      <style:paragraph-properties style:writing-mode="lr-tb"/>
    </style:style>
    <style:style style:name="gr2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afd095" loext:fill-use-slide-background="fals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bf819e" loext:fill-use-slide-background="fals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0.47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0.7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3.83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00" loext:fill-use-slide-background="fals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02cm" fo:min-width="0cm" loext:decorative="false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768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55cm" loext:decorative="false"/>
      <style:paragraph-properties style:writing-mode="lr-tb"/>
    </style:style>
    <style:style style:name="gr13" style:family="graphic" style:parent-style-name="standard">
      <style:graphic-properties draw:fill="none" draw:textarea-vertical-align="middle" draw:auto-grow-height="false" fo:min-height="5.167cm" fo:min-width="0cm" fo:wrap-option="wrap" loext:decorative="false"/>
    </style:style>
    <style:style style:name="gr14" style:family="graphic" style:parent-style-name="standard">
      <style:graphic-properties draw:stroke="solid" svg:stroke-color="#000000" draw:fill="solid" draw:fill-color="#bf819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15" style:family="graphic" style:parent-style-name="standard">
      <style:graphic-properties draw:stroke="solid" svg:stroke-color="#000000" draw:fill="solid" draw:fill-color="#bf819e" loext:fill-use-slide-background="fals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16" style:family="graphic" style:parent-style-name="standard">
      <style:graphic-properties draw:stroke="solid" svg:stroke-color="#000000" draw:fill="solid" draw:fill-color="#bf819e" draw:textarea-horizontal-align="center" draw:textarea-vertical-align="middle" draw:auto-grow-height="true" draw:auto-grow-width="false" fo:min-height="0.475cm" fo:min-width="0cm" loext:decorative="false"/>
      <style:paragraph-properties style:writing-mode="lr-tb"/>
    </style:style>
    <style:style style:name="gr17" style:family="graphic" style:parent-style-name="standard">
      <style:graphic-properties draw:stroke="solid" svg:stroke-color="#000000" draw:fill="solid" draw:fill-color="#afd095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afd095" loext:fill-use-slide-background="fals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19" style:family="graphic" style:parent-style-name="standard">
      <style:graphic-properties draw:stroke="solid" svg:stroke-color="#000000" draw:fill="solid" draw:fill-color="#afd095" draw:textarea-horizontal-align="center" draw:textarea-vertical-align="middle" draw:auto-grow-height="true" draw:auto-grow-width="false" fo:min-height="0.47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 draw:fill-color="#afd095"/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none" draw:fill-color="#bf819e"/>
      <style:paragraph-properties fo:text-align="center"/>
      <style:text-properties fo:color="#ffff00" loext:opacity="100%" fo:font-size="22pt" fo:background-color="#ffff00" style:font-size-asian="22pt" style:font-size-complex="22pt"/>
    </style:style>
    <style:style style:name="P7" style:family="paragraph">
      <loext:graphic-properties draw:fill="none" draw:fill-color="#bf819e"/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00"/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="none" draw:fill-color="#ffff00"/>
      <style:paragraph-properties fo:text-align="center"/>
      <style:text-properties fo:color="#ffff00" loext:opacity="100%" fo:font-size="22pt" fo:background-color="transparent" style:font-size-asian="22pt" style:font-size-complex="22pt"/>
    </style:style>
    <style:style style:name="P11" style:family="paragraph">
      <loext:graphic-properties draw:fill="none" draw:fill-color="#afd095"/>
      <style:paragraph-properties fo:text-align="center"/>
      <style:text-properties fo:color="#ffff00" loext:opacity="100%" fo:font-size="22pt" fo:background-color="#ffff00" style:font-size-asian="22pt" style:font-size-complex="22pt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4" style:family="paragraph">
      <loext:graphic-properties draw:fill="solid" draw:fill-color="#bf819e"/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="solid" draw:fill-color="#bf819e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solid" draw:fill-color="#afd095"/>
      <style:paragraph-properties fo:text-align="center"/>
      <style:text-properties fo:font-size="22pt" style:font-size-asian="22pt" style:font-size-complex="22pt"/>
    </style:style>
    <style:style style:name="P17" style:family="paragraph">
      <loext:graphic-properties draw:fill="solid" draw:fill-color="#afd095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3465a4" loext:opacity="100%"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2pt" fo:background-color="transparent" style:font-size-asian="22pt" style:font-size-complex="22pt"/>
    </style:style>
    <style:style style:name="T6" style:family="text">
      <style:text-properties style:text-position="sub 58%" fo:font-size="18pt" fo:background-color="transparent" style:font-size-asian="18pt" style:font-size-complex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per 58%" fo:font-size="22pt" style:font-size-asian="22pt" style:font-size-complex="2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text-position="super 58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235cm" svg:height="1.195cm" svg:x="11.942cm" svg:y="5.115cm">
          <draw:text-box>
            <text:p text:style-name="P1"><text:span text:style-name="T1">e</text:span></text:p>
          </draw:text-box>
        </draw:frame>
        <draw:line draw:style-name="gr2" draw:text-style-name="P3" draw:layer="layout" svg:x1="13.597cm" svg:y1="2.248cm" svg:x2="22.477cm" svg:y2="2.24cm">
          <text:p/>
        </draw:line>
        <draw:line draw:style-name="gr2" draw:text-style-name="P3" draw:layer="layout" svg:x1="13.17cm" svg:y1="3.193cm" svg:x2="13.17cm" svg:y2="8.612cm">
          <text:p/>
        </draw:line>
        <draw:frame draw:style-name="gr3" draw:text-style-name="P4" draw:layer="layout" svg:width="1.799cm" svg:height="1.275cm" svg:x="13.593cm" svg:y="2.771cm">
          <draw:text-box>
            <text:p text:style-name="P1"><text:span text:style-name="T2">X</text:span><text:span text:style-name="T3">1,1</text:span></text:p>
          </draw:text-box>
        </draw:frame>
        <draw:frame draw:style-name="gr4" draw:text-style-name="P5" draw:layer="layout" svg:width="1.799cm" svg:height="1.275cm" svg:x="15.394cm" svg:y="5.372cm">
          <draw:text-box>
            <text:p text:style-name="P1"><text:span text:style-name="T2">X</text:span><text:span text:style-name="T3">2,3</text:span></text:p>
          </draw:text-box>
        </draw:frame>
        <draw:frame draw:style-name="gr5" draw:text-style-name="P6" draw:layer="layout" svg:width="1.799cm" svg:height="1.275cm" svg:x="13.594cm" svg:y="5.372cm">
          <draw:text-box>
            <text:p text:style-name="P1"><text:span text:style-name="T2">X</text:span><text:span text:style-name="T3">3,3</text:span></text:p>
          </draw:text-box>
        </draw:frame>
        <draw:frame draw:style-name="gr3" draw:text-style-name="P4" draw:layer="layout" svg:width="1.799cm" svg:height="1.275cm" svg:x="13.594cm" svg:y="7.372cm">
          <draw:text-box>
            <text:p text:style-name="P1"><text:span text:style-name="T2">X</text:span><text:span text:style-name="T3">1,e</text:span></text:p>
          </draw:text-box>
        </draw:frame>
        <draw:frame draw:style-name="gr3" draw:text-style-name="P4" draw:layer="layout" svg:width="1.799cm" svg:height="1.275cm" svg:x="20.694cm" svg:y="2.772cm">
          <draw:text-box>
            <text:p text:style-name="P1"><text:span text:style-name="T2">X</text:span><text:span text:style-name="T3">s,1</text:span></text:p>
          </draw:text-box>
        </draw:frame>
        <draw:frame draw:style-name="gr5" draw:text-style-name="P7" draw:layer="layout" svg:width="1.799cm" svg:height="1.275cm" svg:x="20.695cm" svg:y="5.373cm">
          <draw:text-box>
            <text:p text:style-name="P1"><text:span text:style-name="T2">X</text:span><text:span text:style-name="T3">s,3</text:span></text:p>
          </draw:text-box>
        </draw:frame>
        <draw:frame draw:style-name="gr3" draw:text-style-name="P4" draw:layer="layout" svg:width="1.799cm" svg:height="1.275cm" svg:x="15.395cm" svg:y="7.373cm">
          <draw:text-box>
            <text:p text:style-name="P1"><text:span text:style-name="T2">X</text:span><text:span text:style-name="T3">2,e</text:span></text:p>
          </draw:text-box>
        </draw:frame>
        <draw:frame draw:style-name="gr3" draw:text-style-name="P4" draw:layer="layout" svg:width="1.799cm" svg:height="1.275cm" svg:x="20.695cm" svg:y="7.373cm">
          <draw:text-box>
            <text:p text:style-name="P1"><text:span text:style-name="T2">X</text:span><text:span text:style-name="T3">s,e</text:span></text:p>
          </draw:text-box>
        </draw:frame>
        <draw:frame draw:style-name="gr3" draw:text-style-name="P4" draw:layer="layout" svg:width="1.799cm" svg:height="1.275cm" svg:x="15.395cm" svg:y="2.773cm">
          <draw:text-box>
            <text:p text:style-name="P1"><text:span text:style-name="T2">X</text:span><text:span text:style-name="T3">2,1</text:span></text:p>
          </draw:text-box>
        </draw:frame>
        <draw:frame draw:style-name="gr3" draw:text-style-name="P4" draw:layer="layout" svg:width="1.693cm" svg:height="1.275cm" svg:x="18.997cm" svg:y="7.374cm">
          <draw:text-box>
            <text:p text:style-name="P1">...</text:p>
          </draw:text-box>
        </draw:frame>
        <draw:frame draw:style-name="gr6" draw:text-style-name="P8" draw:layer="layout" svg:width="1.799cm" svg:height="0.725cm" svg:x="13.595cm" svg:y="6.672cm">
          <draw:text-box>
            <text:p text:style-name="P1"><text:span text:style-name="T4">...</text:span></text:p>
          </draw:text-box>
        </draw:frame>
        <draw:frame draw:style-name="gr7" draw:text-style-name="P2" draw:layer="layout" svg:width="1.24cm" svg:height="1.195cm" svg:x="17.33cm" svg:y="0.812cm">
          <draw:text-box>
            <text:p text:style-name="P1"><text:span text:style-name="T1">s</text:span></text:p>
          </draw:text-box>
        </draw:frame>
        <draw:frame draw:style-name="gr8" draw:text-style-name="P2" draw:layer="layout" svg:width="4.33cm" svg:height="1.195cm" svg:x="15.821cm" svg:y="16.176cm">
          <draw:text-box>
            <text:p text:style-name="P1"><text:span text:style-name="T1">s</text:span></text:p>
          </draw:text-box>
        </draw:frame>
        <draw:line draw:style-name="gr2" draw:text-style-name="P3" draw:layer="layout" svg:x1="14.018cm" svg:y1="16.271cm" svg:x2="22.59cm" svg:y2="16.24cm">
          <text:p/>
        </draw:line>
        <draw:line draw:style-name="gr2" draw:text-style-name="P3" draw:layer="layout" svg:x1="13.271cm" svg:y1="10.295cm" svg:x2="13.271cm" svg:y2="15.714cm">
          <text:p/>
        </draw:line>
        <draw:frame draw:style-name="gr7" draw:text-style-name="P2" draw:layer="layout" svg:width="1.24cm" svg:height="1.195cm" svg:x="12.031cm" svg:y="12.114cm">
          <draw:text-box>
            <text:p text:style-name="P1"><text:span text:style-name="T1">e</text:span></text:p>
          </draw:text-box>
        </draw:frame>
        <draw:frame draw:style-name="gr9" draw:text-style-name="P9" draw:layer="layout" svg:width="1.799cm" svg:height="1.275cm" svg:x="15.394cm" svg:y="4.072cm">
          <draw:text-box>
            <text:p text:style-name="P1"><text:span text:style-name="T2">X</text:span><text:span text:style-name="T3">2,2</text:span></text:p>
          </draw:text-box>
        </draw:frame>
        <draw:frame draw:style-name="gr9" draw:text-style-name="P10" draw:layer="layout" svg:width="1.799cm" svg:height="1.275cm" svg:x="13.594cm" svg:y="4.072cm">
          <draw:text-box>
            <text:p text:style-name="P1"><text:span text:style-name="T5">X</text:span><text:span text:style-name="T6">2,2</text:span></text:p>
          </draw:text-box>
        </draw:frame>
        <draw:frame draw:style-name="gr9" draw:text-style-name="P9" draw:layer="layout" svg:width="1.799cm" svg:height="1.275cm" svg:x="20.695cm" svg:y="4.073cm">
          <draw:text-box>
            <text:p text:style-name="P1"><text:span text:style-name="T2">X</text:span><text:span text:style-name="T3">s,2</text:span></text:p>
          </draw:text-box>
        </draw:frame>
        <draw:frame draw:style-name="gr6" draw:text-style-name="P8" draw:layer="layout" svg:width="1.799cm" svg:height="0.725cm" svg:x="15.396cm" svg:y="6.673cm">
          <draw:text-box>
            <text:p text:style-name="P1"><text:span text:style-name="T4">...</text:span></text:p>
          </draw:text-box>
        </draw:frame>
        <draw:frame draw:style-name="gr6" draw:text-style-name="P8" draw:layer="layout" svg:width="1.799cm" svg:height="0.725cm" svg:x="20.697cm" svg:y="6.674cm">
          <draw:text-box>
            <text:p text:style-name="P1"><text:span text:style-name="T4">...</text:span></text:p>
          </draw:text-box>
        </draw:frame>
        <draw:frame draw:style-name="gr6" draw:text-style-name="P8" draw:layer="layout" svg:width="1.693cm" svg:height="0.725cm" svg:x="18.997cm" svg:y="6.675cm">
          <draw:text-box>
            <text:p text:style-name="P1"><text:span text:style-name="T4">...</text:span></text:p>
          </draw:text-box>
        </draw:frame>
        <draw:frame draw:style-name="gr3" draw:text-style-name="P4" draw:layer="layout" svg:width="1.799cm" svg:height="1.275cm" svg:x="13.694cm" svg:y="9.871cm">
          <draw:text-box>
            <text:p text:style-name="P1"><text:span text:style-name="T2">V</text:span><text:span text:style-name="T3">1,1</text:span></text:p>
          </draw:text-box>
        </draw:frame>
        <draw:frame draw:style-name="gr5" draw:text-style-name="P7" draw:layer="layout" svg:width="1.799cm" svg:height="1.275cm" svg:x="15.495cm" svg:y="12.472cm">
          <draw:text-box>
            <text:p text:style-name="P1"><text:span text:style-name="T2">V</text:span><text:span text:style-name="T3">3,2</text:span></text:p>
          </draw:text-box>
        </draw:frame>
        <draw:frame draw:style-name="gr4" draw:text-style-name="P11" draw:layer="layout" svg:width="1.799cm" svg:height="1.275cm" svg:x="13.695cm" svg:y="12.472cm">
          <draw:text-box>
            <text:p text:style-name="P1"><text:span text:style-name="T2">V</text:span><text:span text:style-name="T3">3,1</text:span></text:p>
          </draw:text-box>
        </draw:frame>
        <draw:frame draw:style-name="gr3" draw:text-style-name="P4" draw:layer="layout" svg:width="1.799cm" svg:height="1.275cm" svg:x="13.695cm" svg:y="14.472cm">
          <draw:text-box>
            <text:p text:style-name="P1"><text:span text:style-name="T2">V</text:span><text:span text:style-name="T3">e,1</text:span></text:p>
          </draw:text-box>
        </draw:frame>
        <draw:frame draw:style-name="gr3" draw:text-style-name="P4" draw:layer="layout" svg:width="1.799cm" svg:height="1.275cm" svg:x="20.695cm" svg:y="9.872cm">
          <draw:text-box>
            <text:p text:style-name="P1"><text:span text:style-name="T2">V</text:span><text:span text:style-name="T3">1,s</text:span></text:p>
          </draw:text-box>
        </draw:frame>
        <draw:frame draw:style-name="gr4" draw:text-style-name="P5" draw:layer="layout" svg:width="1.799cm" svg:height="1.275cm" svg:x="20.696cm" svg:y="12.473cm">
          <draw:text-box>
            <text:p text:style-name="P1"><text:span text:style-name="T2">V</text:span><text:span text:style-name="T3">3,s</text:span></text:p>
          </draw:text-box>
        </draw:frame>
        <draw:frame draw:style-name="gr3" draw:text-style-name="P4" draw:layer="layout" svg:width="1.799cm" svg:height="1.275cm" svg:x="15.496cm" svg:y="14.473cm">
          <draw:text-box>
            <text:p text:style-name="P1"><text:span text:style-name="T2">V</text:span><text:span text:style-name="T3">e,2</text:span></text:p>
          </draw:text-box>
        </draw:frame>
        <draw:frame draw:style-name="gr3" draw:text-style-name="P4" draw:layer="layout" svg:width="1.799cm" svg:height="1.275cm" svg:x="20.696cm" svg:y="14.473cm">
          <draw:text-box>
            <text:p text:style-name="P1"><text:span text:style-name="T2">V</text:span><text:span text:style-name="T3">e,s</text:span></text:p>
          </draw:text-box>
        </draw:frame>
        <draw:frame draw:style-name="gr3" draw:text-style-name="P4" draw:layer="layout" svg:width="1.799cm" svg:height="1.275cm" svg:x="15.496cm" svg:y="9.873cm">
          <draw:text-box>
            <text:p text:style-name="P1"><text:span text:style-name="T2">V</text:span><text:span text:style-name="T3">1,2</text:span></text:p>
          </draw:text-box>
        </draw:frame>
        <draw:frame draw:style-name="gr6" draw:text-style-name="P8" draw:layer="layout" svg:width="1.799cm" svg:height="0.725cm" svg:x="13.696cm" svg:y="13.772cm">
          <draw:text-box>
            <text:p text:style-name="P1"><text:span text:style-name="T4">...</text:span></text:p>
          </draw:text-box>
        </draw:frame>
        <draw:frame draw:style-name="gr9" draw:text-style-name="P9" draw:layer="layout" svg:width="1.799cm" svg:height="1.275cm" svg:x="15.495cm" svg:y="11.172cm">
          <draw:text-box>
            <text:p text:style-name="P1"><text:span text:style-name="T2">V</text:span><text:span text:style-name="T3">2,2</text:span></text:p>
          </draw:text-box>
        </draw:frame>
        <draw:frame draw:style-name="gr9" draw:text-style-name="P10" draw:layer="layout" svg:width="1.799cm" svg:height="1.275cm" svg:x="13.695cm" svg:y="11.172cm">
          <draw:text-box>
            <text:p text:style-name="P1"><text:span text:style-name="T5">V</text:span><text:span text:style-name="T6">2,1</text:span></text:p>
          </draw:text-box>
        </draw:frame>
        <draw:frame draw:style-name="gr9" draw:text-style-name="P9" draw:layer="layout" svg:width="1.799cm" svg:height="1.275cm" svg:x="20.696cm" svg:y="11.173cm">
          <draw:text-box>
            <text:p text:style-name="P1"><text:span text:style-name="T2">V</text:span><text:span text:style-name="T3">2,s</text:span></text:p>
          </draw:text-box>
        </draw:frame>
        <draw:frame draw:style-name="gr6" draw:text-style-name="P8" draw:layer="layout" svg:width="1.799cm" svg:height="0.725cm" svg:x="15.497cm" svg:y="13.773cm">
          <draw:text-box>
            <text:p text:style-name="P1"><text:span text:style-name="T4">...</text:span></text:p>
          </draw:text-box>
        </draw:frame>
        <draw:frame draw:style-name="gr6" draw:text-style-name="P8" draw:layer="layout" svg:width="1.799cm" svg:height="0.725cm" svg:x="20.698cm" svg:y="13.774cm">
          <draw:text-box>
            <text:p text:style-name="P1"><text:span text:style-name="T4">...</text:span></text:p>
          </draw:text-box>
        </draw:frame>
        <draw:frame draw:style-name="gr8" draw:text-style-name="P2" draw:layer="layout" svg:width="4.33cm" svg:height="1.195cm" svg:x="5.421cm" svg:y="8.176cm">
          <draw:text-box>
            <text:p text:style-name="P1"><text:span text:style-name="T1">e</text:span></text:p>
          </draw:text-box>
        </draw:frame>
        <draw:line draw:style-name="gr2" draw:text-style-name="P3" draw:layer="layout" svg:x1="4.118cm" svg:y1="9.371cm" svg:x2="11.103cm" svg:y2="9.371cm">
          <text:p/>
        </draw:line>
        <draw:line draw:style-name="gr2" draw:text-style-name="P3" draw:layer="layout" svg:x1="3.371cm" svg:y1="10.295cm" svg:x2="3.371cm" svg:y2="15.714cm">
          <text:p/>
        </draw:line>
        <draw:frame draw:style-name="gr3" draw:text-style-name="P4" draw:layer="layout" svg:width="1.803cm" svg:height="1.275cm" svg:x="7.395cm" svg:y="9.874cm">
          <draw:text-box>
            <text:p text:style-name="P1">...</text:p>
          </draw:text-box>
        </draw:frame>
        <draw:frame draw:style-name="gr3" draw:text-style-name="P4" draw:layer="layout" svg:width="1.799cm" svg:height="1.275cm" svg:x="5.595cm" svg:y="11.174cm">
          <draw:text-box>
            <text:p text:style-name="P1"><text:span text:style-name="T7">V</text:span><text:span text:style-name="T8">0</text:span><text:span text:style-name="T3">2</text:span><text:span text:style-name="T3">,2</text:span></text:p>
          </draw:text-box>
        </draw:frame>
        <draw:frame draw:style-name="gr3" draw:text-style-name="P4" draw:layer="layout" svg:width="1.799cm" svg:height="1.275cm" svg:x="3.795cm" svg:y="11.177cm">
          <draw:text-box>
            <text:p text:style-name="P1"><text:span text:style-name="T7">V</text:span><text:span text:style-name="T8">0</text:span><text:span text:style-name="T3">2,1</text:span></text:p>
          </draw:text-box>
        </draw:frame>
        <draw:frame draw:style-name="gr3" draw:text-style-name="P4" draw:layer="layout" svg:width="1.799cm" svg:height="1.275cm" svg:x="3.795cm" svg:y="14.475cm">
          <draw:text-box>
            <text:p text:style-name="P1"><text:span text:style-name="T7">V</text:span><text:span text:style-name="T8">0</text:span><text:span text:style-name="T3">e</text:span><text:span text:style-name="T3">,1</text:span></text:p>
          </draw:text-box>
        </draw:frame>
        <draw:frame draw:style-name="gr3" draw:text-style-name="P4" draw:layer="layout" svg:width="2.013cm" svg:height="1.275cm" svg:x="9.195cm" svg:y="9.874cm">
          <draw:text-box>
            <text:p text:style-name="P1"><text:span text:style-name="T7">V</text:span><text:span text:style-name="T8">0</text:span><text:span text:style-name="T3">1,e</text:span></text:p>
          </draw:text-box>
        </draw:frame>
        <draw:frame draw:style-name="gr3" draw:text-style-name="P4" draw:layer="layout" svg:width="2.012cm" svg:height="1.275cm" svg:x="9.196cm" svg:y="11.175cm">
          <draw:text-box>
            <text:p text:style-name="P1"><text:span text:style-name="T7">V</text:span><text:span text:style-name="T8">0</text:span><text:span text:style-name="T3">2</text:span><text:span text:style-name="T3">,e</text:span></text:p>
          </draw:text-box>
        </draw:frame>
        <draw:frame draw:style-name="gr3" draw:text-style-name="P4" draw:layer="layout" svg:width="1.799cm" svg:height="1.275cm" svg:x="5.596cm" svg:y="14.475cm">
          <draw:text-box>
            <text:p text:style-name="P1"><text:span text:style-name="T7">V</text:span><text:span text:style-name="T8">0</text:span><text:span text:style-name="T3">e,</text:span><text:span text:style-name="T3">2</text:span></text:p>
          </draw:text-box>
        </draw:frame>
        <draw:frame draw:style-name="gr10" draw:text-style-name="P4" draw:layer="layout" svg:width="2.012cm" svg:height="1.27cm" svg:x="9.196cm" svg:y="14.451cm">
          <draw:text-box>
            <text:p text:style-name="P1"><text:span text:style-name="T7">V</text:span><text:span text:style-name="T8">0</text:span><text:span text:style-name="T3">e</text:span><text:span text:style-name="T3">,e</text:span></text:p>
          </draw:text-box>
        </draw:frame>
        <draw:frame draw:style-name="gr3" draw:text-style-name="P4" draw:layer="layout" svg:width="1.799cm" svg:height="1.275cm" svg:x="5.596cm" svg:y="9.875cm">
          <draw:text-box>
            <text:p text:style-name="P1"><text:span text:style-name="T7">V</text:span><text:span text:style-name="T8">0</text:span><text:span text:style-name="T3">1,2</text:span></text:p>
          </draw:text-box>
        </draw:frame>
        <draw:frame draw:style-name="gr3" draw:text-style-name="P4" draw:layer="layout" svg:width="1.803cm" svg:height="1.275cm" svg:x="7.395cm" svg:y="11.175cm">
          <draw:text-box>
            <text:p text:style-name="P1">...</text:p>
          </draw:text-box>
        </draw:frame>
        <draw:frame draw:style-name="gr3" draw:text-style-name="P4" draw:layer="layout" svg:width="1.803cm" svg:height="1.275cm" svg:x="7.395cm" svg:y="14.476cm">
          <draw:text-box>
            <text:p text:style-name="P1">...</text:p>
          </draw:text-box>
        </draw:frame>
        <draw:frame draw:style-name="gr11" draw:text-style-name="P4" draw:layer="layout" svg:width="1.799cm" svg:height="2.018cm" svg:x="3.796cm" svg:y="12.432cm">
          <draw:text-box>
            <text:p text:style-name="P1">...</text:p>
          </draw:text-box>
        </draw:frame>
        <draw:frame draw:style-name="gr11" draw:text-style-name="P4" draw:layer="layout" svg:width="1.799cm" svg:height="2.018cm" svg:x="5.597cm" svg:y="12.432cm">
          <draw:text-box>
            <text:p text:style-name="P1">...</text:p>
          </draw:text-box>
        </draw:frame>
        <draw:frame draw:style-name="gr11" draw:text-style-name="P4" draw:layer="layout" svg:width="2.01cm" svg:height="2.018cm" svg:x="9.198cm" svg:y="12.432cm">
          <draw:text-box>
            <text:p text:style-name="P1">...</text:p>
          </draw:text-box>
        </draw:frame>
        <draw:frame draw:style-name="gr11" draw:text-style-name="P4" draw:layer="layout" svg:width="1.799cm" svg:height="2.018cm" svg:x="7.399cm" svg:y="12.432cm">
          <draw:text-box>
            <text:p text:style-name="P1">...</text:p>
          </draw:text-box>
        </draw:frame>
        <draw:frame draw:style-name="gr7" draw:text-style-name="P2" draw:layer="layout" svg:width="1.24cm" svg:height="1.195cm" svg:x="2.131cm" svg:y="12.114cm">
          <draw:text-box>
            <text:p text:style-name="P1"><text:span text:style-name="T1">e</text:span></text:p>
          </draw:text-box>
        </draw:frame>
        <draw:frame draw:style-name="gr3" draw:text-style-name="P4" draw:layer="layout" svg:width="1.799cm" svg:height="1.275cm" svg:x="3.796cm" svg:y="9.875cm">
          <draw:text-box>
            <text:p text:style-name="P1"><text:span text:style-name="T2">V</text:span><text:span text:style-name="T9">0</text:span><text:span text:style-name="T3">2,1</text:span></text:p>
          </draw:text-box>
        </draw:frame>
        <draw:frame draw:style-name="gr12" draw:text-style-name="P13" draw:layer="layout" svg:width="2.223cm" svg:height="1.905cm" svg:x="23.909cm" svg:y="4.74cm">
          <draw:text-box>
            <text:p text:style-name="P12"><text:span text:style-name="T10">X</text:span><text:span text:style-name="T11">t</text:span></text:p>
          </draw:text-box>
        </draw:frame>
        <draw:custom-shape draw:style-name="gr13" draw:text-style-name="P3" draw:layer="layout" svg:width="0.318cm" svg:height="5.715cm" svg:x="23.542cm" svg:y="2.90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frame draw:style-name="gr14" draw:text-style-name="P14" draw:layer="layout" svg:width="1.799cm" svg:height="1.275cm" svg:x="17.195cm" svg:y="5.373cm">
          <draw:text-box>
            <text:p text:style-name="P1"><text:span text:style-name="T2">X</text:span><text:span text:style-name="T3">3,3</text:span></text:p>
          </draw:text-box>
        </draw:frame>
        <draw:frame draw:style-name="gr14" draw:text-style-name="P14" draw:layer="layout" svg:width="1.799cm" svg:height="1.275cm" svg:x="17.196cm" svg:y="7.374cm">
          <draw:text-box>
            <text:p text:style-name="P1"><text:span text:style-name="T2">X</text:span><text:span text:style-name="T3">3,e</text:span></text:p>
          </draw:text-box>
        </draw:frame>
        <draw:frame draw:style-name="gr14" draw:text-style-name="P14" draw:layer="layout" svg:width="1.799cm" svg:height="1.275cm" svg:x="17.196cm" svg:y="2.774cm">
          <draw:text-box>
            <text:p text:style-name="P1"><text:span text:style-name="T2">X</text:span><text:span text:style-name="T3">3,1</text:span></text:p>
          </draw:text-box>
        </draw:frame>
        <draw:frame draw:style-name="gr15" draw:text-style-name="P14" draw:layer="layout" svg:width="1.799cm" svg:height="1.275cm" svg:x="17.195cm" svg:y="4.073cm">
          <draw:text-box>
            <text:p text:style-name="P1"><text:span text:style-name="T2">X</text:span><text:span text:style-name="T3">3,2</text:span></text:p>
          </draw:text-box>
        </draw:frame>
        <draw:frame draw:style-name="gr16" draw:text-style-name="P15" draw:layer="layout" svg:width="1.799cm" svg:height="0.725cm" svg:x="17.197cm" svg:y="6.674cm">
          <draw:text-box>
            <text:p text:style-name="P1"><text:span text:style-name="T4">...</text:span></text:p>
          </draw:text-box>
        </draw:frame>
        <draw:frame draw:style-name="gr3" draw:text-style-name="P4" draw:layer="layout" svg:width="1.693cm" svg:height="1.275cm" svg:x="18.998cm" svg:y="5.375cm">
          <draw:text-box>
            <text:p text:style-name="P1">...</text:p>
          </draw:text-box>
        </draw:frame>
        <draw:frame draw:style-name="gr3" draw:text-style-name="P4" draw:layer="layout" svg:width="1.693cm" svg:height="1.275cm" svg:x="18.998cm" svg:y="4.075cm">
          <draw:text-box>
            <text:p text:style-name="P1">...</text:p>
          </draw:text-box>
        </draw:frame>
        <draw:frame draw:style-name="gr3" draw:text-style-name="P4" draw:layer="layout" svg:width="1.693cm" svg:height="1.275cm" svg:x="18.998cm" svg:y="2.775cm">
          <draw:text-box>
            <text:p text:style-name="P1">...</text:p>
          </draw:text-box>
        </draw:frame>
        <draw:frame draw:style-name="gr3" draw:text-style-name="P4" draw:layer="layout" svg:width="1.693cm" svg:height="1.275cm" svg:x="18.997cm" svg:y="14.475cm">
          <draw:text-box>
            <text:p text:style-name="P1">...</text:p>
          </draw:text-box>
        </draw:frame>
        <draw:frame draw:style-name="gr6" draw:text-style-name="P8" draw:layer="layout" svg:width="1.693cm" svg:height="0.725cm" svg:x="18.997cm" svg:y="13.776cm">
          <draw:text-box>
            <text:p text:style-name="P1"><text:span text:style-name="T4">...</text:span></text:p>
          </draw:text-box>
        </draw:frame>
        <draw:frame draw:style-name="gr17" draw:text-style-name="P16" draw:layer="layout" svg:width="1.799cm" svg:height="1.275cm" svg:x="17.195cm" svg:y="12.474cm">
          <draw:text-box>
            <text:p text:style-name="P1"><text:span text:style-name="T2">V</text:span><text:span text:style-name="T3">3,3</text:span></text:p>
          </draw:text-box>
        </draw:frame>
        <draw:frame draw:style-name="gr17" draw:text-style-name="P16" draw:layer="layout" svg:width="1.799cm" svg:height="1.275cm" svg:x="17.196cm" svg:y="14.475cm">
          <draw:text-box>
            <text:p text:style-name="P1"><text:span text:style-name="T2">V</text:span><text:span text:style-name="T3">e,3</text:span></text:p>
          </draw:text-box>
        </draw:frame>
        <draw:frame draw:style-name="gr17" draw:text-style-name="P16" draw:layer="layout" svg:width="1.799cm" svg:height="1.275cm" svg:x="17.196cm" svg:y="9.875cm">
          <draw:text-box>
            <text:p text:style-name="P1"><text:span text:style-name="T2">V</text:span><text:span text:style-name="T3">1,3</text:span></text:p>
          </draw:text-box>
        </draw:frame>
        <draw:frame draw:style-name="gr18" draw:text-style-name="P16" draw:layer="layout" svg:width="1.799cm" svg:height="1.275cm" svg:x="17.195cm" svg:y="11.174cm">
          <draw:text-box>
            <text:p text:style-name="P1"><text:span text:style-name="T2">V</text:span><text:span text:style-name="T3">2,3</text:span></text:p>
          </draw:text-box>
        </draw:frame>
        <draw:frame draw:style-name="gr19" draw:text-style-name="P17" draw:layer="layout" svg:width="1.799cm" svg:height="0.725cm" svg:x="17.197cm" svg:y="13.775cm">
          <draw:text-box>
            <text:p text:style-name="P1"><text:span text:style-name="T4">...</text:span></text:p>
          </draw:text-box>
        </draw:frame>
        <draw:frame draw:style-name="gr3" draw:text-style-name="P4" draw:layer="layout" svg:width="1.693cm" svg:height="1.275cm" svg:x="18.998cm" svg:y="12.476cm">
          <draw:text-box>
            <text:p text:style-name="P1">...</text:p>
          </draw:text-box>
        </draw:frame>
        <draw:frame draw:style-name="gr3" draw:text-style-name="P4" draw:layer="layout" svg:width="1.693cm" svg:height="1.275cm" svg:x="18.998cm" svg:y="11.176cm">
          <draw:text-box>
            <text:p text:style-name="P1">...</text:p>
          </draw:text-box>
        </draw:frame>
        <draw:frame draw:style-name="gr3" draw:text-style-name="P4" draw:layer="layout" svg:width="1.693cm" svg:height="1.275cm" svg:x="18.998cm" svg:y="9.876cm">
          <draw:text-box>
            <text:p text:style-name="P1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6T14:19:25.225232600</dc:date>
    <meta:editing-duration>PT3H29M24S</meta:editing-duration>
    <meta:editing-cycles>10</meta:editing-cycles>
    <meta:generator>LibreOffice/26.2.1.2$Windows_X86_64 LibreOffice_project/620$Build-2</meta:generator>
    <meta:document-statistic meta:object-count="80"/>
  </office:meta>
</office:document-meta>
</file>